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1000000D44293E8D7.eps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C500000142898873D0.svm" manifest:media-type=""/>
  <manifest:file-entry manifest:full-path="Pictures/10000000000000200000002000309F1C.png" manifest:media-type="image/png"/>
  <manifest:file-entry manifest:full-path="Pictures/200000010000011C000000D8485B7BDD.svm" manifest:media-type=""/>
  <manifest:file-entry manifest:full-path="Pictures/2000000100000118000000D410B89FAF.svm" manifest:media-type=""/>
  <manifest:file-entry manifest:full-path="Pictures/2000000100000118000000D851DC808A.svm" manifest:media-type=""/>
  <manifest:file-entry manifest:full-path="Pictures/20000001000001790000012D35D48ABB.svm" manifest:media-type=""/>
  <manifest:file-entry manifest:full-path="Pictures/200000010000010B000000D876D0577E.svm" manifest:media-type=""/>
  <manifest:file-entry manifest:full-path="Pictures/20000001000002330000012029A6CF3A.svm" manifest:media-type=""/>
  <manifest:file-entry manifest:full-path="Pictures/20000001000000E900000124226B6C2F.svm" manifest:media-type=""/>
  <manifest:file-entry manifest:full-path="Pictures/20000001000000E900000129D89EFC9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736cm" svg:height="3.301cm" svg:x="2.209cm" svg:y="0.731cm">
          <draw:image xlink:href="Pictures/2000000200000231000000D44293E8D7.eps" xlink:type="simple" xlink:show="embed" xlink:actuate="onLoad">
            <text:p/>
          </draw:image>
        </draw:frame>
        <draw:frame draw:style-name="gr2" draw:text-style-name="P1" draw:layer="layout" svg:width="0.335cm" svg:height="0.258cm" svg:x="2.3cm" svg:y="1.895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319cm" svg:height="0.258cm" svg:x="3.63cm" svg:y="0.515cm">
          <draw:image xlink:href="Pictures/200000010000010B000000D876D0577E.svm" xlink:type="simple" xlink:show="embed" xlink:actuate="onLoad">
            <text:p/>
          </draw:image>
        </draw:frame>
        <draw:frame draw:style-name="gr4" draw:text-style-name="P1" draw:layer="layout" svg:width="0.689cm" svg:height="0.37cm" svg:x="3.748cm" svg:y="1.896cm">
          <draw:image xlink:href="Pictures/200000010000023F00000135B9F501A9.svm" xlink:type="simple" xlink:show="embed" xlink:actuate="onLoad">
            <text:p/>
          </draw:image>
        </draw:frame>
        <draw:frame draw:style-name="gr5" draw:text-style-name="P1" draw:layer="layout" svg:width="0.689cm" svg:height="0.37cm" svg:x="5.657cm" svg:y="1.65cm">
          <draw:image xlink:href="Pictures/200000010000023F000001358C0EADEA.svm" xlink:type="simple" xlink:show="embed" xlink:actuate="onLoad">
            <text:p/>
          </draw:image>
        </draw:frame>
        <draw:frame draw:style-name="gr6" draw:text-style-name="P1" draw:layer="layout" svg:width="0.674cm" svg:height="0.344cm" svg:x="7.516cm" svg:y="1.663cm">
          <draw:image xlink:href="Pictures/20000001000002330000012029A6CF3A.svm" xlink:type="simple" xlink:show="embed" xlink:actuate="onLoad">
            <text:p/>
          </draw:image>
        </draw:frame>
        <draw:line draw:style-name="gr7" draw:text-style-name="P1" draw:layer="layout" svg:x1="7.522cm" svg:y1="1.041cm" svg:x2="7.522cm" svg:y2="1.381cm">
          <text:p/>
        </draw:line>
        <draw:frame draw:style-name="gr8" draw:text-style-name="P1" draw:layer="layout" svg:width="0.278cm" svg:height="0.355cm" svg:x="7.695cm" svg:y="1.053cm">
          <draw:image xlink:href="Pictures/20000001000000E900000129D89EFC9E.svm" xlink:type="simple" xlink:show="embed" xlink:actuate="onLoad">
            <text:p/>
          </draw:image>
        </draw:frame>
        <draw:frame draw:style-name="gr9" draw:text-style-name="P1" draw:layer="layout" svg:width="0.542cm" svg:height="0.385cm" svg:x="9.075cm" svg:y="1.34cm">
          <draw:image xlink:href="Pictures/20000001000001C500000142898873D0.svm" xlink:type="simple" xlink:show="embed" xlink:actuate="onLoad">
            <text:p/>
          </draw:image>
        </draw:frame>
        <draw:frame draw:style-name="gr10" draw:text-style-name="P1" draw:layer="layout" svg:width="0.451cm" svg:height="0.36cm" svg:x="7.703cm" svg:y="2.921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34cm" svg:height="0.258cm" svg:x="8.458cm" svg:y="2.198cm">
          <draw:image xlink:href="Pictures/200000010000011C000000D8485B7BDD.svm" xlink:type="simple" xlink:show="embed" xlink:actuate="onLoad">
            <text:p/>
          </draw:image>
        </draw:frame>
        <draw:line draw:style-name="gr7" draw:text-style-name="P1" draw:layer="layout" svg:x1="5.591cm" svg:y1="0.836cm" svg:x2="5.931cm" svg:y2="0.836cm">
          <text:p/>
        </draw:line>
        <draw:frame draw:style-name="gr12" draw:text-style-name="P1" draw:layer="layout" svg:width="0.278cm" svg:height="0.349cm" svg:x="5.597cm" svg:y="0.338cm">
          <draw:image xlink:href="Pictures/20000001000000E900000124226B6C2F.svm" xlink:type="simple" xlink:show="embed" xlink:actuate="onLoad">
            <text:p/>
          </draw:image>
        </draw:frame>
        <draw:frame draw:style-name="gr13" draw:text-style-name="P1" draw:layer="layout" svg:width="0.335cm" svg:height="0.253cm" svg:x="6.249cm" svg:y="0.59cm">
          <draw:image xlink:href="Pictures/2000000100000118000000D410B89F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3T14:56:55</meta:creation-date>
    <meta:editing-duration>PT7M4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13T15:15:24</dc:date>
    <dc:creator>kkk </dc:creator>
    <meta:document-statistic meta:object-count="14"/>
    <meta:template xlink:type="simple" xlink:actuate="onRequest" xlink:title="kkkFigures" xlink:href="../../../../../.libreoffice/3/user/template/kkkFigures.otg" meta:date="2014-07-13T14:56:54"/>
  </office:meta>
</office:document-meta>
</file>